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3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fo:font-weight="bold" officeooo:rsid="0010e3f6" officeooo:paragraph-rsid="000d8534" style:font-weight-asian="bold" style:font-weight-complex="bold"/>
    </style:style>
    <style:style style:name="P7" style:family="paragraph" style:parent-style-name="Text_20_body">
      <style:text-properties fo:language="en" fo:country="US" officeooo:rsid="0010e3f6" officeooo:paragraph-rsid="000d8534"/>
    </style:style>
    <style:style style:name="P8" style:family="paragraph" style:parent-style-name="Text_20_body">
      <style:text-properties fo:language="en" fo:country="US" fo:font-weight="normal" officeooo:rsid="0010e3f6" officeooo:paragraph-rsid="000d8534" style:font-weight-asian="normal" style:font-weight-complex="normal"/>
    </style:style>
    <style:style style:name="P9" style:family="paragraph" style:parent-style-name="Text_20_body">
      <style:text-properties fo:language="en" fo:country="US" officeooo:paragraph-rsid="000d8534"/>
    </style:style>
    <style:style style:name="P10" style:family="paragraph" style:parent-style-name="Text_20_body">
      <style:text-properties fo:color="#336633" fo:font-size="14pt" fo:language="en" fo:country="US" style:font-size-asian="14pt" style:font-size-complex="14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fo:color="#eeeeee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fo:language="en" fo:country="US" style:text-underline-style="none" style:text-blinking="false" fo:background-color="transparent"/>
    </style:style>
    <style:style style:name="P16" style:family="paragraph" style:parent-style-name="Standard">
      <style:text-properties fo:font-variant="normal" fo:text-transform="none" fo:color="#336633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17" style:family="paragraph" style:parent-style-name="Standard">
      <style:text-properties fo:text-transform="uppercase" fo:color="#336633" style:font-name="Calibri1" fo:font-size="24pt" fo:language="en" fo:country="US" fo:font-weight="bold" style:font-size-asian="24pt" style:font-weight-asian="bold" style:font-size-complex="24pt" style:font-weight-complex="bold"/>
    </style:style>
    <style:style style:name="P18" style:family="paragraph" style:parent-style-name="Standard">
      <style:text-properties style:font-name="Calibri1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0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2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25" style:family="paragraph" style:parent-style-name="Titulo">
      <style:text-properties fo:font-variant="normal" fo:text-transform="none" fo:language="en" fo:country="US"/>
    </style:style>
    <style:style style:name="P26" style:family="paragraph" style:parent-style-name="Titulo">
      <style:text-properties fo:language="en" fo:country="US"/>
    </style:style>
    <style:style style:name="P27" style:family="paragraph" style:parent-style-name="Titulo" style:master-page-name="Standard">
      <style:paragraph-properties style:page-number="auto"/>
      <style:text-properties fo:language="en" fo:country="US"/>
    </style:style>
    <style:style style:name="P28" style:family="paragraph" style:parent-style-name="Heading_20_1">
      <style:text-properties fo:language="en" fo:country="US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Heading_20_2">
      <style:text-properties fo:language="en" fo:country="US" officeooo:rsid="0010e3f6" officeooo:paragraph-rsid="000d8534"/>
    </style:style>
    <style:style style:name="P31" style:family="paragraph" style:parent-style-name="Heading_20_2">
      <style:text-properties fo:language="en" fo:country="US" officeooo:rsid="0010e3f6" officeooo:paragraph-rsid="0019ab1f"/>
    </style:style>
    <style:style style:name="P32" style:family="paragraph" style:parent-style-name="Heading_20_2">
      <style:text-properties fo:language="en" fo:country="US" officeooo:rsid="0010e3f6" officeooo:paragraph-rsid="001b801a"/>
    </style:style>
    <style:style style:name="P33" style:family="paragraph" style:parent-style-name="Heading_20_2">
      <style:text-properties fo:language="en" fo:country="US" officeooo:paragraph-rsid="001b801a"/>
    </style:style>
    <style:style style:name="P34" style:family="paragraph" style:parent-style-name="Heading_20_2">
      <style:text-properties fo:language="en" fo:country="US" officeooo:paragraph-rsid="001bcdea"/>
    </style:style>
    <style:style style:name="P35" style:family="paragraph" style:parent-style-name="Heading_20_2">
      <style:text-properties fo:language="en" fo:country="US" officeooo:paragraph-rsid="001d6157"/>
    </style:style>
    <style:style style:name="P36" style:family="paragraph" style:parent-style-name="Standard" style:master-page-name="First_20_Page">
      <style:paragraph-properties style:page-number="auto"/>
      <style:text-properties fo:language="en" fo:country="US"/>
    </style:style>
    <style:style style:name="P37" style:family="paragraph" style:parent-style-name="Standard" style:master-page-name="Index">
      <style:paragraph-properties style:page-number="auto"/>
      <style:text-properties fo:language="en" fo:country="US"/>
    </style:style>
    <style:style style:name="P38" style:family="paragraph" style:parent-style-name="Text_20_body">
      <style:text-properties fo:language="en" fo:country="US"/>
    </style:style>
    <style:style style:name="P39" style:family="paragraph" style:parent-style-name="Text_20_body" style:list-style-name="L1">
      <style:text-properties fo:language="en" fo:country="US" officeooo:rsid="000ba19a" officeooo:paragraph-rsid="000ba19a"/>
    </style:style>
    <style:style style:name="P40" style:family="paragraph" style:parent-style-name="Text_20_body" style:list-style-name="L1">
      <style:text-properties fo:language="en" fo:country="US" officeooo:rsid="000d8534" officeooo:paragraph-rsid="000d8534"/>
    </style:style>
    <style:style style:name="P41" style:family="paragraph" style:parent-style-name="Text_20_body">
      <style:text-properties fo:language="en" fo:country="US" officeooo:rsid="000ef214" officeooo:paragraph-rsid="000ba19a"/>
    </style:style>
    <style:style style:name="P42" style:family="paragraph" style:parent-style-name="Text_20_body">
      <style:text-properties fo:language="en" fo:country="US" officeooo:paragraph-rsid="0019ab1f"/>
    </style:style>
    <style:style style:name="P43" style:family="paragraph" style:parent-style-name="Text_20_body">
      <style:text-properties fo:language="en" fo:country="US" officeooo:paragraph-rsid="001b801a"/>
    </style:style>
    <style:style style:name="P44" style:family="paragraph" style:parent-style-name="Text_20_body">
      <style:text-properties fo:language="en" fo:country="US" fo:font-weight="bold" officeooo:paragraph-rsid="001b801a" style:font-weight-asian="bold" style:font-weight-complex="bold"/>
    </style:style>
    <style:style style:name="P45" style:family="paragraph" style:parent-style-name="Text_20_body">
      <style:text-properties fo:language="en" fo:country="US" officeooo:paragraph-rsid="001bcdea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b44f" style:font-weight-asian="bold" style:font-weight-complex="bold"/>
    </style:style>
    <style:style style:name="T6" style:family="text">
      <style:text-properties fo:font-weight="bold" officeooo:rsid="0014da36" style:font-weight-asian="bold" style:font-weight-complex="bold"/>
    </style:style>
    <style:style style:name="T7" style:family="text">
      <style:text-properties fo:font-weight="bold" officeooo:rsid="0018a37b" style:font-weight-asian="bold" style:font-weight-complex="bold"/>
    </style:style>
    <style:style style:name="T8" style:family="text">
      <style:text-properties fo:font-weight="bold" officeooo:rsid="000e1984" style:font-weight-asian="bold" style:font-weight-complex="bold"/>
    </style:style>
    <style:style style:name="T9" style:family="text">
      <style:text-properties fo:font-weight="bold" officeooo:rsid="000f2e27" style:font-weight-asian="bold" style:font-weight-complex="bold"/>
    </style:style>
    <style:style style:name="T10" style:family="text">
      <style:text-properties fo:font-weight="bold" officeooo:rsid="001103ca" style:font-weight-asian="bold" style:font-weight-complex="bold"/>
    </style:style>
    <style:style style:name="T11" style:family="text">
      <style:text-properties fo:font-weight="bold" officeooo:rsid="0010e3f6" style:font-weight-asian="bold" style:font-weight-complex="bold"/>
    </style:style>
    <style:style style:name="T12" style:family="text">
      <style:text-properties fo:font-variant="normal" fo:text-transform="none" fo:color="#1155cc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style:font-name="Calibri1" fo:font-size="12pt" fo:language="en" fo:country="US" style:font-size-asian="12pt" style:font-size-complex="12pt"/>
    </style:style>
    <style:style style:name="T14" style:family="text">
      <style:text-properties officeooo:rsid="000a9111"/>
    </style:style>
    <style:style style:name="T15" style:family="text">
      <style:text-properties officeooo:rsid="000ba19a"/>
    </style:style>
    <style:style style:name="T16" style:family="text">
      <style:text-properties officeooo:rsid="000d8534"/>
    </style:style>
    <style:style style:name="T17" style:family="text">
      <style:text-properties officeooo:rsid="0018a37b"/>
    </style:style>
    <style:style style:name="T18" style:family="text">
      <style:text-properties officeooo:rsid="0014da36"/>
    </style:style>
    <style:style style:name="T19" style:family="text">
      <style:text-properties fo:language="en" fo:country="US" officeooo:rsid="000ef214"/>
    </style:style>
    <style:style style:name="T20" style:family="text">
      <style:text-properties officeooo:rsid="0010e3f6"/>
    </style:style>
    <style:style style:name="T21" style:family="text">
      <style:text-properties officeooo:rsid="00136ffc"/>
    </style:style>
    <style:style style:name="T22" style:family="text">
      <style:text-properties officeooo:rsid="0015ff64"/>
    </style:style>
    <style:style style:name="T23" style:family="text">
      <style:text-properties officeooo:rsid="00169bb8"/>
    </style:style>
    <style:style style:name="T24" style:family="text">
      <style:text-properties officeooo:rsid="00189a71"/>
    </style:style>
    <style:style style:name="T25" style:family="text">
      <style:text-properties officeooo:rsid="000ef214"/>
    </style:style>
    <style:style style:name="T26" style:family="text">
      <style:text-properties officeooo:rsid="0019ab1f"/>
    </style:style>
    <style:style style:name="T27" style:family="text">
      <style:text-properties officeooo:rsid="001b801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1" text:name="NumeroTema"/>
        <text:user-field-decl office:value-type="string" office:string-value="Computer networks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13"/>
          <text:p text:style-name="P13"><text:user-field-get text:name="Modulo">Computer Systems</text:user-field-get></text:p>
          <text:p text:style-name="P13">CFGS DAW</text:p>
        </draw:text-box>
      </draw:frame>
      <text:p text:style-name="P36"/>
      <text:p text:style-name="P14"/>
      <text:p text:style-name="P14"/>
      <text:p text:style-name="P14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14"/>
      <text:p text:style-name="P14"/>
      <text:p text:style-name="P15"><text:bookmark text:name="docs-internal-guid-e8f5d430-faba-53b2-6d04-e9273ed17255"/></text:p>
      <text:p text:style-name="P14"/>
      <text:p text:style-name="P14"/>
      <text:p text:style-name="P14"/>
      <text:p text:style-name="P17"><text:span text:style-name="T14">Unit </text:span>1<text:span text:style-name="T23">1</text:span>.<text:user-field-get text:name="Tema">Computer networks</text:user-field-get></text:p>
      <text:p text:style-name="P16">Activities</text:p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Alfredo Oltra / Sergio Garcia</text:p>
      <text:p text:style-name="P11"><text:a xlink:type="simple" xlink:href="mailto:mail@ceedcv.e" text:style-name="Internet_20_link" text:visited-style-name="Visited_20_Internet_20_Link"><text:span text:style-name="T13">alfredo.oltra@ceedcv.e</text:span></text:a><text:span text:style-name="T12">s</text:span></text:p>
      <text:p text:style-name="P22">201<text:span text:style-name="T22">9</text:span>/20<text:span text:style-name="T22">20</text:span></text:p>
      <text:p text:style-name="P21"><text:tab/><text:tab/><text:tab/><text:tab/><text:tab/><text:tab/><text:tab/><text:tab/><text:tab/><text:tab/>Versión:<text:date style:data-style-name="N104" text:date-value="2019-09-27T13:17:55.348320510">190927</text:date>.<text:time style:data-style-name="N105" text:time-value="2019-09-27T13:17:55.348499673">1317</text:time></text:p>
      <text:p text:style-name="P19"/>
      <text:p text:style-name="P14"/>
      <text:p text:style-name="P37"/>
      <text:p text:style-name="P10">Licencia</text:p>
      <text:p text:style-name="P14"/>
      <text:p text:style-name="P23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0"/>
      <text:p text:style-name="P20"><text:s/></text:p>
      <text:p text:style-name="P10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24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5"/>
      <text:p text:style-name="P24"><text:span text:style-name="T3"> </text:span>Atención. Hace referencia a un tipo de actividad donde los alumnos suelen cometer equivocaciones. </text:p>
      <text:p text:style-name="P24"/>
      <text:p text:style-name="P24"/>
      <text:h text:style-name="P28" text:outline-level="1" text:is-list-header="true"/>
      <text:p text:style-name="P14"/>
      <text:p text:style-name="P14"/>
      <text:p text:style-name="P14"/>
      <text:p text:style-name="P27">UD<text:user-field-get text:name="NumeroTema">11</text:user-field-get>. <text:user-field-get text:name="Tema">Computer networks</text:user-field-get></text:p>
      <text:p text:style-name="P25">Activities</text:p>
      <text:p text:style-name="P26"/>
      <text:h text:style-name="P29" text:outline-level="2">Activity 1</text:h>
      <text:p text:style-name="P41">Indicate if these IP are right or not</text:p>
      <text:p text:style-name="P41">a) 1.1.1.1</text:p>
      <text:p text:style-name="P41">b) 2.2.2.200</text:p>
      <text:p text:style-name="P41">c) 200.260.0.3</text:p>
      <text:p text:style-name="P41">d) 4.4.4.4.4</text:p>
      <text:p text:style-name="P41">e) 5.0.0.300</text:p>
      <text:p text:style-name="P41">f) 256.244.244.4</text:p>
      <text:p text:style-name="P42"><text:span text:style-name="T25">g) 700.1000.100</text:span></text:p>
      <text:h text:style-name="P31" text:outline-level="2">Activity 2</text:h>
      <text:p text:style-name="P42">Indicate if these IP are masks or not. For IP that are mask, calculate the number of compu<text:span text:style-name="T24">ters that </text:span>we can connect to them.</text:p>
      <text:p text:style-name="P42">a) 255.0.0.0</text:p>
      <text:p text:style-name="P42">b) 255.255.0.1</text:p>
      <text:p text:style-name="P42">c) 255.255.128.0</text:p>
      <text:p text:style-name="P42">d) 255.255.127.0</text:p>
      <text:p text:style-name="P43">e) 255.255.128.15</text:p>
      <text:h text:style-name="P32" text:outline-level="2">Activity <text:span text:style-name="T26">3</text:span></text:h>
      <text:p text:style-name="P43">Given an IP and a mask, calculate network ID and broadcast address. If mask is not provid<text:span text:style-name="T26">ed use</text:span> default mask for IP class:</text:p>
      <text:p text:style-name="P43">a) 18.120.16.250: Mask not provided</text:p>
      <text:p text:style-name="P43">b) 18.120.16.255 / 255.255.0.0:</text:p>
      <text:p text:style-name="P43">c) 155.4.220.39: Mask not provided</text:p>
      <text:p text:style-name="P43">d) 194.209.14.33: Mask not provided</text:p>
      <text:p text:style-name="P43">e) 190.33.109.133 / 255.255.255.0:</text:p>
      <text:h text:style-name="P32" text:outline-level="2">Activity <text:span text:style-name="T27">4</text:span></text:h>
      <text:p text:style-name="P43">We have a 255.255.0.0 mask and we want to create as much subnets as we can. Each subnet needs at leas 47 hosts.</text:p>
      <text:p text:style-name="P43">How many subnets can we create?</text:p>
      <text:h text:style-name="P33" text:outline-level="2"><text:soft-page-break/><text:span text:style-name="T20">Activity 5</text:span></text:h>
      <text:p text:style-name="P43">Our computer has IP 194.100.129.120. If there are 8 subnets, indicate:</text:p>
      <text:p text:style-name="P44">a) IP class and default mask</text:p>
      <text:p text:style-name="P43">IP class: C</text:p>
      <text:p text:style-name="P43">Default mask: 255.255.255.0</text:p>
      <text:p text:style-name="P44">b) Mask when net is divided in 8 subnets</text:p>
      <text:p text:style-name="P43">To obtain 8 subnets, we have to add 3 bits (2^3=8) to the default mask.</text:p>
      <text:p text:style-name="P43">11111111.11111111.11111111.11100000 = 255.255.255.224 = \27</text:p>
      <text:p text:style-name="P44">c) Network ID and broadcast IP of each subnet</text:p>
      <text:p text:style-name="P43">Network ID of each subnet:</text:p>
      <text:p text:style-name="P43">11000010.01100100.10000001.00000000 = 194.100.129.0</text:p>
      <text:p text:style-name="P43">11000010.01100100.10000001.00100000 = 194.100.129.32</text:p>
      <text:p text:style-name="P43">11000010.01100100.10000001.01000000 = 194.100.129.64</text:p>
      <text:p text:style-name="P43">11000010.01100100.10000001.01100000 = 194.100.129.96</text:p>
      <text:p text:style-name="P43">11000010.01100100.10000001.10000000 = 194.100.129.128</text:p>
      <text:p text:style-name="P43">11000010.01100100.10000001.10100000 = 194.100.129.160</text:p>
      <text:p text:style-name="P43">11000010.01100100.10000001.11000000 = 194.100.129.192</text:p>
      <text:p text:style-name="P43">11000010.01100100.10000001.11100000 = 194.100.129.224</text:p>
      <text:p text:style-name="P43">Broadcast IP of each subnet:</text:p>
      <text:p text:style-name="P43">11000010.01100100.10000001.00011111 = 194.100.129.31</text:p>
      <text:p text:style-name="P43">11000010.01100100.10000001.00111111 = 194.100.129.63</text:p>
      <text:p text:style-name="P43">11000010.01100100.10000001.01011111 = 194.100.129.95</text:p>
      <text:p text:style-name="P43">11000010.01100100.10000001.01111111 = 194.100.129.127</text:p>
      <text:p text:style-name="P43">11000010.01100100.10000001.10011111 = 194.100.129.159</text:p>
      <text:p text:style-name="P43">11000010.01100100.10000001.10111111 = 194.100.129.191</text:p>
      <text:p text:style-name="P43">11000010.01100100.10000001.11011111 = 194.100.129.223</text:p>
      <text:p text:style-name="P43">11000010.01100100.10000001.11111111 = 194.100.129.255</text:p>
      <text:p text:style-name="P44">d) Subnet that our IP belongs to</text:p>
      <text:p text:style-name="P43">Our IP 11000010.01100100.10000001.01111000 = 194.100.129.120</text:p>
      <text:p text:style-name="P43">Is in subnet11000010.01100100.10000001.01100000 = 194.100.129.96</text:p>
      <text:p text:style-name="P44">e) Number of host available to each subnet</text:p>
      <text:p text:style-name="P43">There are 5 bits for host. We cannot use Network ID IP and Broadcast IP.</text:p>
      <text:p text:style-name="P43">The number of host available is 2^5 – 2 = 30</text:p>
      <text:h text:style-name="P34" text:outline-level="2"><text:soft-page-break/><text:span text:style-name="T20">Activity 6</text:span></text:h>
      <text:p text:style-name="P45">Our computer has IP 172.10.130.4. If there are 4 subnets, indicate:</text:p>
      <text:p text:style-name="P45">a) IP class and default mask</text:p>
      <text:p text:style-name="P45">b) Mask when net is divided in 4 subnets</text:p>
      <text:p text:style-name="P45">c) Network ID and broadcast IP of each subnet</text:p>
      <text:p text:style-name="P45">d) Subnet that our IP belongs to</text:p>
      <text:p text:style-name="P45">e) Number of host available to each subnet</text:p>
      <text:h text:style-name="P35" text:outline-level="2"><text:span text:style-name="T20">Activity 7</text:span></text:h>
      <text:p text:style-name="P45">Our computer has IP 170.10.133.2. If there are 5 subnets, indicate:</text:p>
      <text:p text:style-name="P45">a) IP class and default mask</text:p>
      <text:p text:style-name="P45">b) Mask when net is divided in 5 subnets</text:p>
      <text:p text:style-name="P45">c) Network ID and broadcast IP of each subnet</text:p>
      <text:p text:style-name="P45">d) Subnet that our IP belongs to</text:p>
      <text:p text:style-name="P45">e) Number of host available to each subn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1" text:name="NumeroTema"/>
          <text:user-field-decl office:value-type="string" office:string-value="Computer network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1</text:user-field-get></text:span><text:span text:style-name="MT1">. </text:span><text:span text:style-name="MT1"><text:user-field-get text:name="Tema">Computer networks</text:user-field-get></text:span></text:p>
      </style:header>
      <style:footer>
        <text:user-field-decls>
          <text:user-field-decl office:value-type="string" office:string-value="11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1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4H51M2S</meta:editing-duration>
    <meta:editing-cycles>31</meta:editing-cycles>
    <meta:generator>LibreOffice/6.3.1.2$Linux_X86_64 LibreOffice_project/30$Build-2</meta:generator>
    <dc:title>Plantilla CEED</dc:title>
    <meta:initial-creator>Alfredo Oltra Orengo</meta:initial-creator>
    <dc:date>2019-09-27T13:17:41.286651847</dc:date>
    <meta:document-statistic meta:table-count="0" meta:image-count="2" meta:object-count="0" meta:page-count="5" meta:paragraph-count="93" meta:word-count="574" meta:character-count="3965" meta:non-whitespace-character-count="3455"/>
  </office:meta>
</office:document-meta>
</file>